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85f" officeooo:paragraph-rsid="0007b85f"/>
    </style:style>
    <style:style style:name="P2" style:family="paragraph" style:parent-style-name="Text_20_body">
      <style:text-properties officeooo:rsid="0011a2b4" officeooo:paragraph-rsid="0011a2b4"/>
    </style:style>
    <style:style style:name="P3" style:family="paragraph" style:parent-style-name="Text_20_body">
      <style:text-properties officeooo:rsid="0011a2b4" officeooo:paragraph-rsid="001428eb"/>
    </style:style>
    <style:style style:name="P4" style:family="paragraph" style:parent-style-name="Text_20_body">
      <style:text-properties officeooo:rsid="0017aa22" officeooo:paragraph-rsid="0017aa22"/>
    </style:style>
    <style:style style:name="P5" style:family="paragraph" style:parent-style-name="Standard">
      <style:text-properties officeooo:rsid="00125ef2" officeooo:paragraph-rsid="001428eb"/>
    </style:style>
    <style:style style:name="P6" style:family="paragraph" style:parent-style-name="Text_20_body" style:list-style-name="L1">
      <style:text-properties officeooo:rsid="00166871" officeooo:paragraph-rsid="00166871"/>
    </style:style>
    <style:style style:name="P7" style:family="paragraph" style:parent-style-name="Text_20_body" style:list-style-name="L1">
      <style:text-properties officeooo:rsid="0017aa22" officeooo:paragraph-rsid="0017aa22"/>
    </style:style>
    <style:style style:name="P8" style:family="paragraph" style:parent-style-name="Text_20_body" style:list-style-name="L1">
      <style:text-properties officeooo:rsid="00188686" officeooo:paragraph-rsid="00188686"/>
    </style:style>
    <style:style style:name="P9" style:family="paragraph" style:parent-style-name="Text_20_body" style:list-style-name="L2">
      <style:text-properties officeooo:rsid="00188686" officeooo:paragraph-rsid="00188686"/>
    </style:style>
    <style:style style:name="P10" style:family="paragraph" style:parent-style-name="Text_20_body" style:list-style-name="L2">
      <style:text-properties officeooo:rsid="0005becd" officeooo:paragraph-rsid="00166871"/>
    </style:style>
    <style:style style:name="P11" style:family="paragraph" style:parent-style-name="Text_20_body" style:list-style-name="L4">
      <style:text-properties officeooo:rsid="0019e40e" officeooo:paragraph-rsid="0019e40e"/>
    </style:style>
    <style:style style:name="P12" style:family="paragraph" style:parent-style-name="Text_20_body" style:list-style-name="L4">
      <style:text-properties officeooo:rsid="0002262d" officeooo:paragraph-rsid="0019e40e"/>
    </style:style>
    <style:style style:name="P13" style:family="paragraph" style:parent-style-name="Text_20_body">
      <style:text-properties officeooo:rsid="0002262d" officeooo:paragraph-rsid="0002262d"/>
    </style:style>
    <style:style style:name="P14" style:family="paragraph" style:parent-style-name="Text_20_body" style:list-style-name="L8"/>
    <style:style style:name="P15" style:family="paragraph" style:parent-style-name="Text_20_body" style:list-style-name="L9">
      <style:text-properties officeooo:paragraph-rsid="0019e40e"/>
    </style:style>
    <style:style style:name="P16" style:family="paragraph" style:parent-style-name="Heading_20_2">
      <style:text-properties officeooo:rsid="0002262d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2262d" style:font-size-asian="8pt" style:font-size-complex="8pt"/>
    </style:style>
    <style:style style:name="T3" style:family="text">
      <style:text-properties fo:font-size="8pt" officeooo:rsid="00032eb0" style:font-size-asian="8pt" style:font-size-complex="8pt"/>
    </style:style>
    <style:style style:name="T4" style:family="text">
      <style:text-properties fo:font-size="8pt" officeooo:rsid="000c1e5e" style:font-size-asian="8pt" style:font-size-complex="8pt"/>
    </style:style>
    <style:style style:name="T5" style:family="text">
      <style:text-properties fo:font-size="8pt" officeooo:rsid="000a1c4a" style:font-size-asian="8pt" style:font-size-complex="8pt"/>
    </style:style>
    <style:style style:name="T6" style:family="text">
      <style:text-properties officeooo:rsid="00058faf"/>
    </style:style>
    <style:style style:name="T7" style:family="text">
      <style:text-properties officeooo:rsid="0011a2b4"/>
    </style:style>
    <style:style style:name="T8" style:family="text">
      <style:text-properties officeooo:rsid="00125ef2"/>
    </style:style>
    <style:style style:name="T9" style:family="text">
      <style:text-properties officeooo:rsid="00166871"/>
    </style:style>
    <style:style style:name="T10" style:family="text">
      <style:text-properties officeooo:rsid="0017aa22"/>
    </style:style>
    <style:style style:name="T11" style:family="text">
      <style:text-properties officeooo:rsid="00188686"/>
    </style:style>
    <style:style style:name="T12" style:family="text">
      <style:text-properties officeooo:rsid="0002262d"/>
    </style:style>
    <style:style style:name="T13" style:family="text">
      <style:text-properties officeooo:rsid="00032eb0"/>
    </style:style>
    <style:style style:name="T14" style:family="text">
      <style:text-properties officeooo:rsid="000c1e5e"/>
    </style:style>
    <style:style style:name="T15" style:family="text">
      <style:text-properties officeooo:rsid="000a1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„<text:user-defined style:data-style-name="N0" text:name="Modul_Name">grub2</text:user-defined>“ [<text:user-defined style:data-style-name="N0" text:name="Modul_Area">SSA</text:user-defined> <text:user-defined style:data-style-name="N0" text:name="Modul_ID">1004</text:user-defined>]</text:h>
      <text:h text:style-name="Heading_20_2" text:outline-level="2">Modul Kurzbeschreibung</text:h>
      <text:p text:style-name="P1">Dieses Modul vermittelt <text:span text:style-name="T10">Systemadministratoren den Umgang mit dem Bootloader GRUB 2. Ein wichtiges Element ist der Umgang mit den Konfigurations-Dateien sowie häufige Administrations-Aufgaben.</text:span></text:p>
      <text:p text:style-name="P4">In Beispielen wird gezeigt, was nötig ist, um Anpassungen in die GRUB 2 Konfiguration zu übernehmen, <text:span text:style-name="T11">wie manuell ein neuer Eintrag erstellt werden kann</text:span> oder wie bei SLE <text:span text:style-name="T11">automatisch </text:span>neu <text:span text:style-name="T11">installierte </text:span>Kernel Versionen in das Menü übernommen werden.</text:p>
      <text:h text:style-name="Heading_20_2" text:outline-level="2">Dauer</text:h>
      <text:p text:style-name="P1"><text:span text:style-name="T10">2</text:span>h</text:p>
      <text:h text:style-name="Heading_20_2" text:outline-level="2">Ziele</text:h>
      <text:p text:style-name="Heading_20_3">Wissen</text:p>
      <text:list xml:id="list4320433559055012207" text:style-name="L1">
        <text:list-item>
          <text:p text:style-name="P6"><text:span text:style-name="T10">GRUB 2</text:span> Basiswissen</text:p>
        </text:list-item>
        <text:list-item>
          <text:p text:style-name="P6">Erweiterte Anwendungen wie <text:span text:style-name="T10">Passwortschutz</text:span></text:p>
        </text:list-item>
        <text:list-item>
          <text:p text:style-name="P7">Tools und Helper</text:p>
        </text:list-item>
        <text:list-item>
          <text:p text:style-name="P7">Aufbau eines Menü Eintrages</text:p>
        </text:list-item>
      </text:list>
      <text:p text:style-name="Heading_20_3">Können</text:p>
      <text:list xml:id="list140319358705796" text:continue-numbering="true" text:style-name="L1">
        <text:list-item>
          <text:p text:style-name="P8">Ein System mit GRUB 2 administrieren</text:p>
        </text:list-item>
        <text:list-item>
          <text:p text:style-name="P8">Selber Einträge erstellen</text:p>
        </text:list-item>
        <text:list-item>
          <text:p text:style-name="P8">Ein System im Debug Modus starten</text:p>
        </text:list-item>
        <text:list-item>
          <text:p text:style-name="P8">Passwort Hash generieren und Bootloader damit versehen</text:p>
        </text:list-item>
      </text:list>
      <text:p text:style-name="Heading_20_3">Verhalten</text:p>
      <text:list xml:id="list140321275136431" text:continue-numbering="true" text:style-name="L1">
        <text:list-item>
          <text:p text:style-name="P8">Keine spezifischen neuen Verhalten, Erlernen der Neuerungen des eigentlichen Tools</text:p>
        </text:list-item>
      </text:list>
      <text:h text:style-name="Heading_20_2" text:outline-level="2">Voraussetzungen</text:h>
      <text:list xml:id="list4203170023363206007" text:style-name="L2">
        <text:list-item>
          <text:p text:style-name="P10">Bash Bedienung</text:p>
        </text:list-item>
        <text:list-item>
          <text:p text:style-name="P9">Kenntnisse über den Boot-Prozess und den Partitions-Aufbau des Test-Systems</text:p>
        </text:list-item>
      </text:list>
      <text:h text:style-name="P17" text:outline-level="2">Benutzte Dokumentation</text:h>
      <text:p text:style-name="Heading_20_3">Externe Referenzen</text:p>
      <text:list xml:id="list951488616133662944" text:style-name="L9">
        <text:list-item>
          <text:p text:style-name="P15">Handbuch „Administration Guide - SUSE Linux Enterprise Server 12 SP1“<text:line-break/><text:span text:style-name="T13">DE: Veröffentlicht: Dezember 16, 2015 – Kapitel 11<text:line-break/></text:span><text:span text:style-name="T3">https://www2.suse.com/de-de/documentation/sles-12/pdfdoc/book_sle_admin/book_sle_admin.pdf</text:span></text:p>
        </text:list-item>
      </text:list>
      <text:list xml:id="list8495719773346890851" text:style-name="L8">
        <text:list-item>
          <text:p text:style-name="P14"><text:span text:style-name="T12">Handbuch „Administration Guide - SUSE Linux Enterprise Server 12 SP1“<text:line-break/>EN: Publication date: February 18, 2016 – Kapitel 12<text:line-break/></text:span><text:span text:style-name="T2">https://www.suse.com/documentation/sles-12/pdfdoc/book_sle_admin/book_sle_admin.pdf</text:span></text:p>
        </text:list-item>
      </text:list>
      <text:p text:style-name="P13">Man Pages:</text:p>
      <text:list xml:id="list1316032606823022912" text:style-name="L4">
        <text:list-item>
          <text:p text:style-name="P12">man <text:span text:style-name="T9">8 grub2-mkconfig</text:span></text:p>
        </text:list-item>
        <text:list-item>
          <text:p text:style-name="P11">man 1 grub-mkpasswd-pbkdf2</text:p>
        </text:list-item>
      </text:list>
      <text:h text:style-name="P16" text:outline-level="2">Präsentation</text:h>
      <text:p text:style-name="P2">modul_<text:user-defined style:data-style-name="N0" text:name="Modul_Name">grub2</text:user-defined>_<text:user-defined style:data-style-name="N0" text:name="Modul_ID">1004</text:user-defined>_<text:span text:style-name="T8">01_slides</text:span>.odp</text:p>
      <text:h text:style-name="Heading_20_2" text:outline-level="2">Demo</text:h>
      <text:p text:style-name="P3">modul_<text:user-defined style:data-style-name="N0" text:name="Modul_Name">grub2</text:user-defined>_<text:user-defined style:data-style-name="N0" text:name="Modul_ID">1004</text:user-defined>_<text:span text:style-name="T8">02_</text:span>demo.odp</text:p>
      <text:h text:style-name="Heading_20_2" text:outline-level="2">Übung / <text:span text:style-name="T6">Hands-on</text:span></text:h>
      <text:p text:style-name="P3">modul_<text:user-defined style:data-style-name="N0" text:name="Modul_Name">grub2</text:user-defined>_<text:user-defined style:data-style-name="N0" text:name="Modul_ID">1004</text:user-defined>_<text:span text:style-name="T8">03_</text:span>handson.odp</text:p>
      <text:h text:style-name="Heading_20_2" text:outline-level="2">Erfolgskontrolle</text:h>
      <text:p text:style-name="P5"><text:span text:style-name="T7">modul_</text:span><text:span text:style-name="T7"><text:user-defined style:data-style-name="N0" text:name="Modul_Name">grub2</text:user-defined></text:span><text:span text:style-name="T7">_</text:span><text:span text:style-name="T7"><text:user-defined style:data-style-name="N0" text:name="Modul_ID">1004</text:user-defined></text:span><text:span text:style-name="T7">_</text:span>04_check.o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swiss"/>
    <style:font-face style:name="OpenSymbol" svg:font-family="OpenSymbol, 'Arial Unicode MS'" style:font-family-generic="swiss"/>
    <style:font-face style:name="TheSansOffice" svg:font-family="TheSansOffice" style:font-family-generic="swiss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eSansOffice" fo:font-size="12pt" fo:language="de" fo:country="CH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2262d"/>
    </style:style>
    <style:style style:name="List" style:family="paragraph" style:parent-style-name="Text_20_body" style:class="list"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eSansOffice" fo:font-family="TheSansOffice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eSansOffice" fo:font-family="TheSansOffice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swiss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hristener</meta:initial-creator>
    <meta:creation-date>2016-07-21T10:56:29.508757770</meta:creation-date>
    <dc:date>2016-08-23T14:03:19.078483857</dc:date>
    <dc:creator>Nicolas Christener</dc:creator>
    <meta:editing-duration>P1DT8H45M26S</meta:editing-duration>
    <meta:editing-cycles>28</meta:editing-cycles>
    <meta:generator>LibreOffice/5.2.0.4$Linux_X86_64 LibreOffice_project/20m0$Build-4</meta:generator>
    <meta:document-statistic meta:table-count="0" meta:image-count="0" meta:object-count="0" meta:page-count="2" meta:paragraph-count="37" meta:word-count="205" meta:character-count="1646" meta:non-whitespace-character-count="1491"/>
    <meta:user-defined meta:name="Modul_Area">SSA</meta:user-defined>
    <meta:user-defined meta:name="Modul_ID">1004</meta:user-defined>
    <meta:user-defined meta:name="Modul_Name">grub2</meta:user-defined>
  </office:meta>
</office:document-meta>
</file>